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ddcb" officeooo:paragraph-rsid="001b4980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5ddcb" officeooo:paragraph-rsid="001e1bb4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5ddcb" officeooo:paragraph-rsid="001fff24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5ddcb" officeooo:paragraph-rsid="0021704d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5ddcb" officeooo:paragraph-rsid="0021bcd6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a6b05" officeooo:paragraph-rsid="001b4980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a6b05" officeooo:paragraph-rsid="001e1bb4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a6b05" officeooo:paragraph-rsid="001fff24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a6b05" officeooo:paragraph-rsid="0021704d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a6b05" officeooo:paragraph-rsid="0021bcd6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b4980" officeooo:paragraph-rsid="001b4980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dc7f9" officeooo:paragraph-rsid="001dc7f9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1e1bb4" officeooo:paragraph-rsid="001e1bb4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f93f6" officeooo:paragraph-rsid="001f93f6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fff24" officeooo:paragraph-rsid="001fff24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0162c" officeooo:paragraph-rsid="0020162c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21704d" style:font-name-asian="Nimbus Mono L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21bcd6" officeooo:paragraph-rsid="0021bcd6" style:font-name-asian="Nimbus Mono L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226381" officeooo:paragraph-rsid="00226381" style:font-name-asian="Nimbus Mono L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5ddcb" officeooo:paragraph-rsid="0021bcd6" style:font-name-asian="Nimbus Mono L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a6b05" officeooo:paragraph-rsid="0021bcd6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  <style:style style:name="T4" style:family="text">
      <style:text-properties officeooo:rsid="001b4980"/>
    </style:style>
    <style:style style:name="T5" style:family="text">
      <style:text-properties officeooo:rsid="001e1bb4"/>
    </style:style>
    <style:style style:name="T6" style:family="text">
      <style:text-properties officeooo:rsid="0020162c"/>
    </style:style>
    <style:style style:name="T7" style:family="text">
      <style:text-properties officeooo:rsid="0021bc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12">Opportunity</text:p>
          </table:table-cell>
          <table:table-cell table:style-name="Table1.A1" office:value-type="string">
            <text:p text:style-name="P12">Developing</text:p>
          </table:table-cell>
          <table:table-cell table:style-name="Table1.A1" office:value-type="string">
            <text:p text:style-name="P12">Coding </text:p>
          </table:table-cell>
          <table:table-cell table:style-name="Table1.E1" office:value-type="string">
            <text:p text:style-name="P12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3">Sj: 167/183</text:p>
            <text:p text:style-name="P13">ML: week 1</text:p>
            <text:p text:style-name="P13">crpto:week 1</text:p>
            <text:p text:style-name="P13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13">Tushar-&gt;<text:span text:style-name="T3">5</text:span></text:p>
          </table:table-cell>
          <table:table-cell table:style-name="Table1.E2" office:value-type="string">
            <text:p text:style-name="P19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4">Sx:<text:span text:style-name="T4">inter</text:span>python3</text:p>
          </table:table-cell>
          <table:table-cell table:style-name="Table1.A2" office:value-type="string">
            <text:p text:style-name="P7">Medium -&gt; <text:span text:style-name="T3">0</text:span></text:p>
            <text:p text:style-name="P7">Easy -&gt;<text:span text:style-name="T3">0</text:span></text:p>
            <text:p text:style-name="P7">Techie -&gt; <text:span text:style-name="T3">0</text:span></text:p>
            <text:p text:style-name="P7">Hard -&gt; <text:span text:style-name="T3">0</text:span></text:p>
            <text:p text:style-name="P14">Tushar-&gt;<text:span text:style-name="T4">2</text:span></text:p>
          </table:table-cell>
          <table:table-cell table:style-name="Table1.E2" office:value-type="string">
            <text:p text:style-name="P20">6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21">Week2 ml 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21">7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--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21">0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2">Week2 ml cou </text:p>
            <text:p text:style-name="P22">week2 dl cou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22">8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2">Week2 ml cou</text:p>
            <text:p text:style-name="P22">week2 dl cou</text:p>
          </table:table-cell>
          <table:table-cell table:style-name="Table1.A2" office:value-type="string">
            <text:p text:style-name="P8">Medium -&gt; <text:span text:style-name="T3">0</text:span></text:p>
            <text:p text:style-name="P8">Easy -&gt;<text:span text:style-name="T3">0</text:span></text:p>
            <text:p text:style-name="P8">Techie -&gt; <text:span text:style-name="T3">0</text:span></text:p>
            <text:p text:style-name="P8">Hard -&gt; <text:span text:style-name="T3">0</text:span></text:p>
            <text:p text:style-name="P15">Tushar-<text:span text:style-name="T5">&gt; 0</text:span></text:p>
          </table:table-cell>
          <table:table-cell table:style-name="Table1.E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4">Week<text:span text:style-name="T6">2</text:span> ml cou</text:p>
            <text:p text:style-name="P24">week2 dl cou</text:p>
          </table:table-cell>
          <table:table-cell table:style-name="Table1.A2" office:value-type="string">
            <text:p text:style-name="P9">Medium -&gt; <text:span text:style-name="T3">0</text:span></text:p>
            <text:p text:style-name="P9">Easy -&gt;<text:span text:style-name="T3">0</text:span></text:p>
            <text:p text:style-name="P9">Techie -&gt; <text:span text:style-name="T3">0</text:span></text:p>
            <text:p text:style-name="P9">Hard -&gt; <text:span text:style-name="T3">0</text:span></text:p>
            <text:p text:style-name="P16">Tushar-<text:span text:style-name="T5">&gt; 0</text:span></text:p>
          </table:table-cell>
          <table:table-cell table:style-name="Table1.E2" office:value-type="string">
            <text:p text:style-name="P24">5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5">Week3 ml cou</text:p>
          </table:table-cell>
          <table:table-cell table:style-name="Table1.A2" office:value-type="string">
            <text:p text:style-name="P9">Medium -&gt; <text:span text:style-name="T3">0</text:span></text:p>
            <text:p text:style-name="P9">Easy -&gt;<text:span text:style-name="T3">0</text:span></text:p>
            <text:p text:style-name="P9">Techie -&gt; <text:span text:style-name="T3">0</text:span></text:p>
            <text:p text:style-name="P9">Hard -&gt; <text:span text:style-name="T3">0</text:span></text:p>
            <text:p text:style-name="P16">Tushar-<text:span text:style-name="T5">&gt; 0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26">---</text:p>
          </table:table-cell>
          <table:table-cell table:style-name="Table1.A2" office:value-type="string">
            <text:p text:style-name="P4">---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>---</text:p>
          </table:table-cell>
          <table:table-cell table:style-name="Table1.A2" office:value-type="string">
            <text:p text:style-name="P4">---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>--</text:p>
          </table:table-cell>
          <table:table-cell table:style-name="Table1.A2" office:value-type="string">
            <text:p text:style-name="P10">Medium -&gt; <text:span text:style-name="T3">0</text:span></text:p>
            <text:p text:style-name="P10">Easy -&gt;<text:span text:style-name="T3">0</text:span></text:p>
            <text:p text:style-name="P10">Techie -&gt; <text:span text:style-name="T3">0</text:span></text:p>
            <text:p text:style-name="P10">Hard -&gt; <text:span text:style-name="T3">0</text:span></text:p>
            <text:p text:style-name="P17">Tushar-<text:span text:style-name="T5">&gt; 0</text:span></text:p>
          </table:table-cell>
          <table:table-cell table:style-name="Table1.E2" office:value-type="string">
            <text:p text:style-name="P4">---</text:p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>---</text:p>
          </table:table-cell>
          <table:table-cell table:style-name="Table1.A2" office:value-type="string">
            <text:p text:style-name="P10">Medium -&gt; <text:span text:style-name="T3">0</text:span></text:p>
            <text:p text:style-name="P10">Easy -&gt;<text:span text:style-name="T3">0</text:span></text:p>
            <text:p text:style-name="P10">Techie -&gt; <text:span text:style-name="T3">0</text:span></text:p>
            <text:p text:style-name="P10">Hard -&gt; <text:span text:style-name="T3">0</text:span></text:p>
            <text:p text:style-name="P17">Tushar-<text:span text:style-name="T5">&gt; 0</text:span></text:p>
          </table:table-cell>
          <table:table-cell table:style-name="Table1.E2" office:value-type="string">
            <text:p text:style-name="P4">---</text:p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>---</text:p>
          </table:table-cell>
          <table:table-cell table:style-name="Table1.A2" office:value-type="string">
            <text:p text:style-name="P11">Medium -&gt; <text:span text:style-name="T7">4</text:span></text:p>
            <text:p text:style-name="P11">Easy -&gt;<text:span text:style-name="T7">2</text:span></text:p>
            <text:p text:style-name="P11">Techie -&gt; <text:span text:style-name="T3">0</text:span></text:p>
            <text:p text:style-name="P11">Hard -&gt; <text:span text:style-name="T3">0</text:span></text:p>
            <text:p text:style-name="P18">Tushar-<text:span text:style-name="T5">&gt; 1</text:span></text:p>
          </table:table-cell>
          <table:table-cell table:style-name="Table1.E2" office:value-type="string">
            <text:p text:style-name="P4">---</text:p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>---</text:p>
          </table:table-cell>
          <table:table-cell table:style-name="Table1.A2" office:value-type="string">
            <text:p text:style-name="P4">---</text:p>
          </table:table-cell>
          <table:table-cell table:style-name="Table1.E2" office:value-type="string">
            <text:p text:style-name="P4">---</text:p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27">Halite A.I. </text:p>
          </table:table-cell>
          <table:table-cell table:style-name="Table1.A2" office:value-type="string">
            <text:p text:style-name="P11">Medium -&gt; <text:span text:style-name="T3">0</text:span></text:p>
            <text:p text:style-name="P11">Easy -&gt;<text:span text:style-name="T3">0</text:span></text:p>
            <text:p text:style-name="P11">Hard -&gt; <text:span text:style-name="T3">0</text:span></text:p>
            <text:p text:style-name="P18">Tushar-<text:span text:style-name="T5">&gt; 0</text:span></text:p>
          </table:table-cell>
          <table:table-cell table:style-name="Table1.E2" office:value-type="string">
            <text:p text:style-name="P28">8</text:p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>---</text:p>
          </table:table-cell>
          <table:table-cell table:style-name="Table1.A2" office:value-type="string">
            <text:p text:style-name="P4">---</text:p>
          </table:table-cell>
          <table:table-cell table:style-name="Table1.E2" office:value-type="string">
            <text:p text:style-name="P4">---</text:p>
          </table:table-cell>
        </table:table-row>
        <text:soft-page-break/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3">17</text:p>
          </table:table-cell>
          <table:table-cell table:style-name="Table1.A2" office:value-type="string">
            <text:p text:style-name="P28">Halite A.I.</text:p>
          </table:table-cell>
          <table:table-cell table:style-name="Table1.A2" office:value-type="string">
            <text:p text:style-name="P18">---</text:p>
          </table:table-cell>
          <table:table-cell table:style-name="Table1.E2" office:value-type="string">
            <text:p text:style-name="P28">8</text:p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3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>Medium -&gt; <text:span text:style-name="T3">0</text:span></text:p>
            <text:p text:style-name="P11">Easy -&gt;<text:span text:style-name="T3">0</text:span></text:p>
            <text:p text:style-name="P11">Hard -&gt; <text:span text:style-name="T3">0</text:span></text:p>
            <text:p text:style-name="P18">Tushar-<text:span text:style-name="T5">&gt; 0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3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>Medium -&gt; <text:span text:style-name="T3">0</text:span></text:p>
            <text:p text:style-name="P11">Easy -&gt;<text:span text:style-name="T3">0</text:span></text:p>
            <text:p text:style-name="P11">Hard -&gt; <text:span text:style-name="T3">0</text:span></text:p>
            <text:p text:style-name="P18">Tushar-<text:span text:style-name="T5">&gt; 0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3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>Medium -&gt; <text:span text:style-name="T3">0</text:span></text:p>
            <text:p text:style-name="P11">Easy -&gt;<text:span text:style-name="T3">0</text:span></text:p>
            <text:p text:style-name="P11">Hard -&gt; <text:span text:style-name="T3">0</text:span></text:p>
            <text:p text:style-name="P18">Tushar-<text:span text:style-name="T5">&gt; 0</text:span>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0T18:41:28.212955857</dc:date>
    <meta:editing-duration>PT3H38M19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4" meta:paragraph-count="148" meta:word-count="261" meta:character-count="1102" meta:non-whitespace-character-count="981"/>
  </office:meta>
</office:document-meta>
</file>